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9607520BC41.png" manifest:media-type="image/png"/>
  <manifest:file-entry manifest:full-path="Pictures/1000020100000BB8000009607C4CC579.png" manifest:media-type="image/png"/>
  <manifest:file-entry manifest:full-path="Pictures/1000020100000BB800000960CDC18968.png" manifest:media-type="image/png"/>
  <manifest:file-entry manifest:full-path="Pictures/1000020100000BB800000960AD512703.png" manifest:media-type="image/png"/>
  <manifest:file-entry manifest:full-path="Pictures/1000020100000BB800000960B8CE0D97.png" manifest:media-type="image/png"/>
  <manifest:file-entry manifest:full-path="Pictures/1000020100000BB80000096064F7A74D.png" manifest:media-type="image/png"/>
  <manifest:file-entry manifest:full-path="Pictures/1000020100000BB8000009606A90F22B.png" manifest:media-type="image/png"/>
  <manifest:file-entry manifest:full-path="Pictures/1000020100000BB800000960CA71B71F.png" manifest:media-type="image/png"/>
  <manifest:file-entry manifest:full-path="Pictures/1000020100000BB800000960A8703573.png" manifest:media-type="image/png"/>
  <manifest:file-entry manifest:full-path="Pictures/1000020100000BB8000009601F101E5C.png" manifest:media-type="image/png"/>
  <manifest:file-entry manifest:full-path="Pictures/1000020100000BB800000960C23E8E25.png" manifest:media-type="image/png"/>
  <manifest:file-entry manifest:full-path="Pictures/1000020100000BB800000960D1C5527B.png" manifest:media-type="image/png"/>
  <manifest:file-entry manifest:full-path="Pictures/1000020100000BB80000096071CA4F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cm" svg:height="5.316cm" svg:x="7.2cm" svg:y="10.9cm">
          <draw:image xlink:href="Pictures/1000020100000BB80000096071CA4F0C.png" xlink:type="simple" xlink:show="embed" xlink:actuate="onLoad">
            <text:p/>
          </draw:image>
        </draw:frame>
        <draw:frame draw:style-name="gr1" draw:text-style-name="P1" draw:layer="layout" svg:width="7.433cm" svg:height="5.4cm" svg:x="0.067cm" svg:y="10.9cm">
          <draw:image xlink:href="Pictures/1000020100000BB800000960D1C5527B.png" xlink:type="simple" xlink:show="embed" xlink:actuate="onLoad">
            <text:p/>
          </draw:image>
        </draw:frame>
        <draw:frame draw:style-name="gr1" draw:text-style-name="P1" draw:layer="layout" svg:width="8cm" svg:height="5.8cm" svg:x="-0.1cm" svg:y="5.4cm">
          <draw:image xlink:href="Pictures/1000020100000BB8000009601F101E5C.png" xlink:type="simple" xlink:show="embed" xlink:actuate="onLoad">
            <text:p/>
          </draw:image>
        </draw:frame>
        <draw:frame draw:style-name="gr1" draw:text-style-name="P1" draw:layer="layout" svg:width="7.31cm" svg:height="5.9cm" svg:x="13.9cm" svg:y="0cm">
          <draw:image xlink:href="Pictures/1000020100000BB800000960A8703573.png" xlink:type="simple" xlink:show="embed" xlink:actuate="onLoad">
            <text:p/>
          </draw:image>
        </draw:frame>
        <draw:frame draw:style-name="gr1" draw:text-style-name="P1" draw:layer="layout" svg:width="7.2cm" svg:height="5.999cm" svg:x="0.1cm" svg:y="0.001cm">
          <draw:image xlink:href="Pictures/1000020100000BB800000960CA71B71F.png" xlink:type="simple" xlink:show="embed" xlink:actuate="onLoad">
            <text:p/>
          </draw:image>
        </draw:frame>
        <draw:frame draw:style-name="gr1" draw:text-style-name="P1" draw:layer="layout" svg:width="7.99cm" svg:height="6cm" svg:x="6.81cm" svg:y="0cm">
          <draw:image xlink:href="Pictures/1000020100000BB8000009606A90F22B.png" xlink:type="simple" xlink:show="embed" xlink:actuate="onLoad">
            <text:p/>
          </draw:image>
        </draw:frame>
        <draw:frame draw:style-name="gr1" draw:text-style-name="P1" draw:layer="layout" svg:width="8cm" svg:height="5.851cm" svg:x="13.4cm" svg:y="5.4cm">
          <draw:image xlink:href="Pictures/1000020100000BB80000096064F7A74D.png" xlink:type="simple" xlink:show="embed" xlink:actuate="onLoad">
            <text:p/>
          </draw:image>
        </draw:frame>
        <draw:frame draw:style-name="gr1" draw:text-style-name="P1" draw:layer="layout" svg:width="7.6cm" svg:height="5.8cm" svg:x="7.1cm" svg:y="5.4cm">
          <draw:image xlink:href="Pictures/1000020100000BB800000960B8CE0D97.png" xlink:type="simple" xlink:show="embed" xlink:actuate="onLoad">
            <text:p/>
          </draw:image>
        </draw:frame>
        <draw:frame draw:style-name="gr1" draw:text-style-name="P1" draw:layer="layout" svg:width="7.062cm" svg:height="5.6cm" svg:x="14.038cm" svg:y="10.889cm">
          <draw:image xlink:href="Pictures/1000020100000BB800000960CDC18968.png" xlink:type="simple" xlink:show="embed" xlink:actuate="onLoad">
            <text:p/>
          </draw:image>
        </draw:frame>
        <draw:frame draw:style-name="gr1" draw:text-style-name="P1" draw:layer="layout" svg:width="7.433cm" svg:height="5.2cm" svg:x="-0.033cm" svg:y="16.2cm">
          <draw:image xlink:href="Pictures/1000020100000BB800000960AD512703.png" xlink:type="simple" xlink:show="embed" xlink:actuate="onLoad">
            <text:p/>
          </draw:image>
        </draw:frame>
        <draw:frame draw:style-name="gr1" draw:text-style-name="P1" draw:layer="layout" svg:width="7.791cm" svg:height="5.254cm" svg:x="7cm" svg:y="16.3cm">
          <draw:image xlink:href="Pictures/1000020100000BB8000009607C4CC579.png" xlink:type="simple" xlink:show="embed" xlink:actuate="onLoad">
            <text:p/>
          </draw:image>
        </draw:frame>
        <draw:frame draw:style-name="gr1" draw:text-style-name="P1" draw:layer="layout" svg:width="7.04cm" svg:height="5.327cm" svg:x="14.16cm" svg:y="16.3cm">
          <draw:image xlink:href="Pictures/1000020100000BB8000009607520BC41.png" xlink:type="simple" xlink:show="embed" xlink:actuate="onLoad">
            <text:p/>
          </draw:image>
        </draw:frame>
        <draw:frame draw:style-name="gr1" draw:text-style-name="P1" draw:layer="layout" svg:width="8cm" svg:height="5.646cm" svg:x="-0.1cm" svg:y="21.554cm">
          <draw:image xlink:href="Pictures/1000020100000BB800000960C23E8E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2:02:30.218326656</meta:creation-date>
    <dc:date>2017-01-15T12:37:09.616382845</dc:date>
    <meta:editing-duration>PT19M28S</meta:editing-duration>
    <meta:editing-cycles>2</meta:editing-cycles>
    <meta:generator>LibreOffice/4.2.8.2$Linux_X86_64 LibreOffice_project/420m0$Build-2</meta:generator>
    <meta:document-statistic meta:object-count="36"/>
  </office:meta>
</office:document-meta>
</file>